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07cm" loext:decorative="false"/>
      <style:paragraph-properties style:writing-mode="lr-tb"/>
    </style:style>
    <style:style style:name="gr3" style:family="graphic" style:parent-style-name="standard">
      <style:graphic-properties svg:stroke-color="#008000" draw:fill="none" draw:textarea-horizontal-align="justify" draw:textarea-vertical-align="middle" draw:auto-grow-height="false" loext:decorative="false"/>
    </style:style>
    <style:style style:name="gr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57cm" fo:min-width="1.67cm" loext:decorative="false"/>
      <style:paragraph-properties style:writing-mode="lr-tb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loext:decorative="false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052cm" loext:decorative="false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71cm" loext:decorative="false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342cm" fo:min-width="2cm" loext:decorative="false"/>
    </style:style>
    <style:style style:name="gr12" style:family="graphic" style:parent-style-name="objectwithoutfill">
      <style:graphic-properties svg:stroke-color="#ff0000" draw:marker-end="Arrow" draw:fill="none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 loext:decorative="false"/>
      <style:paragraph-properties style:writing-mode="lr-tb"/>
    </style:style>
    <style:style style:name="gr14" style:family="graphic" style:parent-style-name="objectwithoutfill">
      <style:graphic-properties svg:stroke-color="#008000" draw:fill="none" draw:textarea-horizontal-align="center" draw:textarea-vertical-align="middle" loext:decorative="false"/>
    </style:style>
    <style:style style:name="gr15" style:family="graphic" style:parent-style-name="objectwithoutfill">
      <style:graphic-properties svg:stroke-color="#0000ff" draw:marker-start="Arrow" draw:marker-end="" draw:fill="none" draw:textarea-horizontal-align="center" draw:textarea-vertical-align="middle" loext:decorative="false"/>
    </style:style>
    <style:style style:name="gr16" style:family="graphic" style:parent-style-name="objectwithoutfill">
      <style:graphic-properties svg:stroke-color="#008000" draw:marker-start="" draw:marker-end="Arrow" draw:marker-end-width="0.3cm" draw:fill="none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35cm" loext:decorative="false"/>
      <style:paragraph-properties style:writing-mode="lr-tb"/>
    </style:style>
    <style:style style:name="gr18" style:family="graphic" style:parent-style-name="objectwithoutfill">
      <style:graphic-properties svg:stroke-color="#0000ff" draw:marker-start="" draw:marker-end="Arrow" draw:fill="none" draw:textarea-horizontal-align="center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96cm" loext:decorative="false"/>
      <style:paragraph-properties style:writing-mode="lr-tb"/>
    </style:style>
    <style:style style:name="gr20" style:family="graphic" style:parent-style-name="objectwithoutfill">
      <style:graphic-properties svg:stroke-color="#008000" draw:marker-end="Arrow" draw:marker-end-width="0.3cm" draw:fill="none" draw:textarea-horizontal-align="center" draw:textarea-vertical-align="middle" loext:decorative="false"/>
    </style:style>
    <style:style style:name="gr21" style:family="graphic" style:parent-style-name="objectwithoutfill">
      <style:graphic-properties svg:stroke-color="#ff0000" draw:marker-start="Arrow" draw:marker-end="" draw:fill="none" draw:textarea-horizontal-align="center" draw:textarea-vertical-align="middle" loext:decorative="false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0.841cm" fo:min-width="1.6cm" loext:decorative="false"/>
    </style:style>
    <style:style style:name="gr2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33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1cm" fo:min-width="1.14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0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69cm" loext:decorative="false"/>
      <style:paragraph-properties style:writing-mode="lr-tb"/>
    </style:style>
    <style:style style:name="gr27" style:family="graphic" style:parent-style-name="objectwithoutfill">
      <style:graphic-properties svg:stroke-color="#0000ff" draw:marker-end="Arrow" draw:marker-end-width="0.3cm" draw:fill="none" draw:textarea-horizontal-align="center" draw:textarea-vertical-align="middle" loext:decorative="false"/>
    </style:style>
    <style:style style:name="gr28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 loext:decorative="false"/>
    </style:style>
    <style:style style:name="gr29" style:family="graphic" style:parent-style-name="standard">
      <style:graphic-properties svg:stroke-color="#008000" draw:fill="none" draw:textarea-horizontal-align="justify" draw:textarea-vertical-align="middle" draw:auto-grow-height="false" fo:min-height="2.549cm" fo:min-width="3.712cm" loext:decorative="false"/>
    </style:style>
    <style:style style:name="gr30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57cm" fo:min-width="2.88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1cm" fo:min-width="2.44cm" loext:decorative="false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275cm" fo:min-width="3cm" loext:decorative="false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24cm" fo:min-width="3cm" loext:decorative="false"/>
    </style:style>
    <style:style style:name="gr34" style:family="graphic" style:parent-style-name="objectwithoutfill">
      <style:graphic-properties svg:stroke-color="#008000" draw:marker-end="" draw:marker-end-width="0.3cm" draw:fill="none" draw:textarea-horizontal-align="center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9cm" loext:decorative="false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499cm" fo:min-width="1.41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4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  <style:text-properties fo:color="#008000" loext:opacity="100%"/>
    </style:style>
    <style:style style:name="P3" style:family="paragraph">
      <loext:graphic-properties draw:fill="none" draw:fill-color="#ffffff"/>
      <style:text-properties fo:color="#008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0000" loext:opacity="100%"/>
    </style:style>
    <style:style style:name="P6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00800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00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 draw:style-name="gr1">
          <draw:frame draw:style-name="gr2" draw:text-style-name="P1" draw:layer="layout" svg:width="1.149cm" svg:height="0.357cm" svg:x="3.829cm" svg:y="1.484cm">
            <draw:text-box>
              <text:p>leapfrog</text:p>
            </draw:text-box>
          </draw:frame>
          <draw:custom-shape draw:style-name="gr3" draw:text-style-name="P2" draw:layer="layout" svg:width="4.655cm" svg:height="3.259cm" svg:x="6.057cm" svg:y="1.87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67cm" svg:height="0.357cm" svg:x="7.629cm" svg:y="1.384cm">
            <draw:text-box>
              <text:p><text:span text:style-name="T1">dynetat0_m</text:span></text:p>
            </draw:text-box>
          </draw:frame>
          <draw:custom-shape draw:style-name="gr5" draw:text-style-name="P4" draw:layer="layout" svg:width="1.6cm" svg:height="0.4cm" svg:x="11.1cm" svg:y="3.78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1.052cm" svg:height="0.357cm" svg:x="11.429cm" svg:y="3.384cm">
            <draw:text-box>
              <text:p><text:span text:style-name="T2">start.nc</text:span></text:p>
            </draw:text-box>
          </draw:frame>
          <draw:custom-shape draw:style-name="gr7" draw:text-style-name="P4" draw:layer="layout" svg:width="1.41cm" svg:height="1.177cm" svg:x="3.69cm" svg:y="1.88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xml:id="id3" draw:id="id3" draw:layer="layout" svg:width="1.018cm" svg:height="0.357cm" svg:x="6.195cm" svg:y="2.883cm">
            <draw:text-box>
              <text:p><text:span text:style-name="T1">day_ini</text:span></text:p>
            </draw:text-box>
          </draw:frame>
          <draw:frame draw:style-name="gr8" draw:text-style-name="P6" xml:id="id5" draw:id="id5" draw:layer="layout" svg:width="1.018cm" svg:height="0.357cm" svg:x="3.8cm" svg:y="2.484cm">
            <draw:text-box>
              <text:p><text:span text:style-name="T3">day_ini</text:span></text:p>
            </draw:text-box>
          </draw:frame>
          <draw:frame draw:style-name="gr9" draw:text-style-name="P5" xml:id="id1" draw:id="id1" draw:layer="layout" svg:width="1.141cm" svg:height="0.357cm" svg:x="11.4cm" svg:y="3.784cm">
            <draw:text-box>
              <text:p><text:span text:style-name="T2">controle</text:span></text:p>
            </draw:text-box>
          </draw:frame>
          <draw:custom-shape draw:style-name="gr7" draw:text-style-name="P4" draw:layer="layout" svg:width="2cm" svg:height="0.5cm" svg:x="0.5cm" svg:y="1.78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1.412cm" svg:height="0.357cm" svg:x="0.729cm" svg:y="1.384cm">
            <draw:text-box>
              <text:p>dynredem</text:p>
            </draw:text-box>
          </draw:frame>
          <draw:custom-shape draw:style-name="gr11" draw:text-style-name="P4" draw:layer="layout" svg:width="2cm" svg:height="2.342cm" svg:x="0.5cm" svg:y="1.78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4" draw:layer="layout" draw:type="curve" svg:x1="11.4cm" svg:y1="3.962cm" svg:x2="10.23cm" svg:y2="3.962cm" draw:start-shape="id1" draw:start-glue-point="3" draw:end-shape="id2" draw:end-glue-point="1" svg:d="M11400 3962h-1170" svg:viewBox="0 0 1171 1">
            <text:p/>
          </draw:connector>
          <draw:custom-shape draw:style-name="gr7" draw:text-style-name="P4" draw:layer="layout" svg:width="3cm" svg:height="0.275cm" svg:x="7.5cm" svg:y="2.39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1.23cm" svg:height="0.357cm" svg:x="8.229cm" svg:y="1.971cm">
            <draw:text-box>
              <text:p>dynetat0</text:p>
            </draw:text-box>
          </draw:frame>
          <draw:custom-shape draw:style-name="gr7" draw:text-style-name="P4" draw:layer="layout" svg:width="3cm" svg:height="2.359cm" svg:x="7.5cm" svg:y="2.67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xml:id="id2" draw:id="id2" draw:layer="layout" svg:width="1.23cm" svg:height="0.357cm" svg:x="9cm" svg:y="3.784cm">
            <draw:text-box>
              <text:p><text:span text:style-name="T3">tab_cntrl</text:span></text:p>
            </draw:text-box>
          </draw:frame>
          <draw:frame draw:style-name="gr8" draw:text-style-name="P6" xml:id="id4" draw:id="id4" draw:layer="layout" svg:width="1.018cm" svg:height="0.357cm" svg:x="7.6cm" svg:y="2.884cm">
            <draw:text-box>
              <text:p><text:span text:style-name="T3">day_ini</text:span></text:p>
            </draw:text-box>
          </draw:frame>
          <draw:connector draw:style-name="gr14" draw:text-style-name="P4" draw:layer="layout" draw:type="curve" svg:x1="7.213cm" svg:y1="3.061cm" svg:x2="7.6cm" svg:y2="3.062cm" draw:start-shape="id3" draw:start-glue-point="1" draw:end-shape="id4" draw:end-glue-point="3" svg:d="M7213 3061c291 0 98 1 387 1" svg:viewBox="0 0 388 2">
            <text:p/>
          </draw:connector>
          <draw:connector draw:style-name="gr15" draw:text-style-name="P4" draw:layer="layout" draw:type="curve" svg:x1="8.618cm" svg:y1="3.062cm" svg:x2="9.615cm" svg:y2="3.784cm" draw:start-shape="id4" draw:start-glue-point="1" draw:end-shape="id2" draw:end-glue-point="0" svg:d="M8618 3062c665 0 997 240 997 722" svg:viewBox="0 0 998 723">
            <text:p/>
          </draw:connector>
          <draw:connector draw:style-name="gr16" draw:text-style-name="P4" draw:layer="layout" draw:type="curve" svg:x1="6.195cm" svg:y1="3.061cm" svg:x2="4.818cm" svg:y2="2.662cm" draw:start-shape="id3" draw:start-glue-point="3" draw:end-shape="id5" draw:end-glue-point="1" svg:d="M6195 3061c-1032 0-344-399-1377-399" svg:viewBox="0 0 1378 400">
            <text:p/>
          </draw:connector>
          <draw:custom-shape draw:style-name="gr3" draw:text-style-name="P4" draw:layer="layout" svg:width="1.02cm" svg:height="0.5cm" svg:x="4.1cm" svg:y="0.6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" draw:layer="layout" svg:width="1.835cm" svg:height="0.357cm" svg:x="3.831cm" svg:y="0.3cm">
            <draw:text-box>
              <text:p><text:span text:style-name="T1">conf_gcm_m</text:span></text:p>
            </draw:text-box>
          </draw:frame>
          <draw:connector draw:style-name="gr18" draw:text-style-name="P4" draw:layer="layout" draw:type="curve" svg:x1="3.8cm" svg:y1="2.662cm" svg:x2="2.102cm" svg:y2="2.059cm" draw:start-shape="id5" draw:start-glue-point="3" draw:end-shape="id6" draw:end-glue-point="1" svg:d="M3800 2662c-1273 0-425-603-1698-603" svg:viewBox="0 0 1699 604">
            <text:p/>
          </draw:connector>
          <draw:frame draw:style-name="gr19" draw:text-style-name="P3" xml:id="id8" draw:id="id8" draw:layer="layout" svg:width="0.696cm" svg:height="0.357cm" svg:x="4.244cm" svg:y="0.784cm">
            <draw:text-box>
              <text:p><text:span text:style-name="T1">nday</text:span></text:p>
            </draw:text-box>
          </draw:frame>
          <draw:frame draw:style-name="gr19" draw:text-style-name="P6" xml:id="id7" draw:id="id7" draw:layer="layout" svg:width="0.696cm" svg:height="0.357cm" svg:x="4cm" svg:y="1.984cm">
            <draw:text-box>
              <text:p><text:span text:style-name="T3">nday</text:span></text:p>
            </draw:text-box>
          </draw:frame>
          <draw:connector draw:style-name="gr15" draw:text-style-name="P4" draw:layer="layout" draw:type="curve" svg:x1="2.102cm" svg:y1="2.059cm" svg:x2="4cm" svg:y2="2.162cm" draw:start-shape="id6" draw:end-shape="id7" draw:end-glue-point="3" svg:d="M2102 2059c1416 0 467 103 1898 103" svg:viewBox="0 0 1899 104">
            <text:p/>
          </draw:connector>
          <draw:connector draw:style-name="gr20" draw:text-style-name="P4" draw:layer="layout" draw:type="curve" svg:x1="4.94cm" svg:y1="0.962cm" svg:x2="4.696cm" svg:y2="2.162cm" draw:start-shape="id8" draw:start-glue-point="1" draw:end-shape="id7" draw:end-glue-point="1" svg:d="M4940 962c751 0 873 1200-244 1200" svg:viewBox="0 0 824 1201">
            <text:p/>
          </draw:connector>
          <draw:connector draw:style-name="gr21" draw:text-style-name="P4" draw:layer="layout" draw:type="curve" svg:x1="1.359cm" svg:y1="5.478cm" svg:x2="1.433cm" svg:y2="3.941cm" draw:start-shape="id9" draw:start-glue-point="3" draw:end-shape="id10" draw:end-glue-point="2" svg:d="M1359 5478c-766 0-639-429-429-558s503 41 503-979" svg:viewBox="0 0 664 1538">
            <text:p/>
          </draw:connector>
          <draw:frame draw:style-name="gr13" draw:text-style-name="P6" xml:id="id10" draw:id="id10" draw:layer="layout" svg:width="1.23cm" svg:height="0.357cm" svg:x="0.818cm" svg:y="3.584cm">
            <draw:text-box>
              <text:p><text:span text:style-name="T3">tab_cntrl</text:span></text:p>
            </draw:text-box>
          </draw:frame>
          <draw:custom-shape draw:style-name="gr22" draw:text-style-name="P4" draw:layer="layout" svg:width="1.6cm" svg:height="0.841cm" svg:x="1.1cm" svg:y="5.284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.336cm" svg:height="0.357cm" svg:x="1.229cm" svg:y="4.884cm">
            <draw:text-box>
              <text:p><text:span text:style-name="T2">restart.nc</text:span></text:p>
            </draw:text-box>
          </draw:frame>
          <draw:frame draw:style-name="gr24" draw:text-style-name="P5" xml:id="id9" draw:id="id9" draw:layer="layout" svg:width="1.141cm" svg:height="0.357cm" svg:x="1.359cm" svg:y="5.3cm">
            <draw:text-box>
              <text:p><text:span text:style-name="T2">controle</text:span></text:p>
            </draw:text-box>
          </draw:frame>
          <draw:frame draw:style-name="gr25" draw:text-style-name="P6" xml:id="id6" draw:id="id6" draw:layer="layout" svg:width="1.302cm" svg:height="0.357cm" svg:x="0.8cm" svg:y="1.881cm">
            <draw:text-box>
              <text:p><text:span text:style-name="T3">iday_end</text:span></text:p>
            </draw:text-box>
          </draw:frame>
          <draw:frame draw:style-name="gr26" draw:text-style-name="P3" xml:id="id11" draw:id="id11" draw:layer="layout" svg:width="1.069cm" svg:height="0.357cm" svg:x="4.844cm" svg:y="6.284cm">
            <draw:text-box>
              <text:p><text:span text:style-name="T1">day_ref</text:span></text:p>
            </draw:text-box>
          </draw:frame>
          <draw:connector draw:style-name="gr20" draw:text-style-name="P4" draw:layer="layout" draw:type="curve" svg:x1="5.913cm" svg:y1="6.462cm" svg:x2="9.234cm" svg:y2="4.948cm" draw:start-shape="id11" draw:start-glue-point="1" draw:end-shape="id12" draw:end-glue-point="2" svg:d="M5913 6462c2214 0 3321-504 3321-1514" svg:viewBox="0 0 3322 1515">
            <text:p/>
          </draw:connector>
          <draw:frame draw:style-name="gr26" draw:text-style-name="P6" xml:id="id12" draw:id="id12" draw:layer="layout" svg:width="1.069cm" svg:height="0.357cm" svg:x="8.7cm" svg:y="4.591cm">
            <draw:text-box>
              <text:p><text:span text:style-name="T3">day_ref</text:span></text:p>
            </draw:text-box>
          </draw:frame>
          <draw:connector draw:style-name="gr27" draw:text-style-name="P4" draw:layer="layout" draw:type="curve" svg:x1="8.7cm" svg:y1="4.769cm" svg:x2="8.109cm" svg:y2="3.241cm" draw:start-shape="id12" draw:start-glue-point="3" draw:end-shape="id4" draw:end-glue-point="2" svg:d="M8700 4769c-394 0-591-509-591-1528" svg:viewBox="0 0 592 1529">
            <text:p/>
          </draw:connector>
          <draw:connector draw:style-name="gr20" draw:text-style-name="P4" draw:layer="layout" draw:type="curve" svg:x1="4.844cm" svg:y1="6.462cm" svg:x2="1.969cm" svg:y2="2.669cm" draw:start-shape="id11" draw:start-glue-point="3" draw:end-shape="id13" draw:end-glue-point="1" svg:d="M4844 6462c-2155 0-718-3793-2875-3793" svg:viewBox="0 0 2876 3794">
            <text:p/>
          </draw:connector>
          <draw:frame draw:style-name="gr26" draw:text-style-name="P6" xml:id="id13" draw:id="id13" draw:layer="layout" svg:width="1.069cm" svg:height="0.357cm" svg:x="0.9cm" svg:y="2.491cm">
            <draw:text-box>
              <text:p><text:span text:style-name="T3">day_ref</text:span></text:p>
            </draw:text-box>
          </draw:frame>
          <draw:connector draw:style-name="gr28" draw:text-style-name="P4" draw:layer="layout" draw:type="curve" svg:x1="1.433cm" svg:y1="3.584cm" svg:x2="1.434cm" svg:y2="2.848cm" draw:start-shape="id10" draw:start-glue-point="0" draw:end-shape="id13" draw:end-glue-point="2" svg:d="M1433 3584c0-552 1-184 1-736" svg:viewBox="0 0 2 737">
            <text:p/>
          </draw:connector>
          <draw:custom-shape draw:style-name="gr29" draw:text-style-name="P2" draw:layer="layout" svg:width="3.712cm" svg:height="2.549cm" svg:x="4.2cm" svg:y="6.18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" draw:layer="layout" svg:width="2.881cm" svg:height="0.357cm" svg:x="4.529cm" svg:y="5.784cm">
            <draw:text-box>
              <text:p><text:span text:style-name="T1">dynetat0_chosen_m</text:span></text:p>
            </draw:text-box>
          </draw:frame>
          <draw:frame draw:style-name="gr31" draw:text-style-name="P1" draw:layer="layout" svg:width="2.44cm" svg:height="0.371cm" svg:x="5.229cm" svg:y="6.8cm">
            <draw:text-box>
              <text:p>dynetat0_chosen</text:p>
            </draw:text-box>
          </draw:frame>
          <draw:custom-shape draw:style-name="gr32" draw:text-style-name="P4" draw:layer="layout" svg:width="3cm" svg:height="0.275cm" svg:x="4.7cm" svg:y="7.19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3cm" svg:height="0.924cm" svg:x="4.7cm" svg:y="7.476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4" draw:layer="layout" draw:type="curve" svg:x1="11.97cm" svg:y1="4.141cm" svg:x2="7.43cm" svg:y2="7.862cm" draw:start-shape="id1" draw:start-glue-point="2" draw:end-shape="id14" draw:end-glue-point="1" svg:d="M11970 4141c0 2481-1513 3721-4540 3721" svg:viewBox="0 0 4541 3722">
            <text:p/>
          </draw:connector>
          <draw:frame draw:style-name="gr13" draw:text-style-name="P6" xml:id="id14" draw:id="id14" draw:layer="layout" svg:width="1.23cm" svg:height="0.357cm" svg:x="6.2cm" svg:y="7.684cm">
            <draw:text-box>
              <text:p><text:span text:style-name="T3">tab_cntrl</text:span></text:p>
            </draw:text-box>
          </draw:frame>
          <draw:connector draw:style-name="gr27" draw:text-style-name="P4" draw:layer="layout" draw:type="curve" svg:x1="6.815cm" svg:y1="8.041cm" svg:x2="5.434cm" svg:y2="8.048cm" draw:start-shape="id14" draw:start-glue-point="2" draw:end-shape="id15" svg:d="M6815 8041c0 760-1381 757-1381 7" svg:viewBox="0 0 1382 571">
            <text:p/>
          </draw:connector>
          <draw:connector draw:style-name="gr34" draw:text-style-name="P4" draw:layer="layout" draw:type="curve" svg:x1="4.844cm" svg:y1="6.462cm" svg:x2="4.9cm" svg:y2="7.869cm" draw:start-shape="id11" draw:start-glue-point="3" draw:end-shape="id15" draw:end-glue-point="3" svg:d="M4844 6462c-750 0-778 1407 56 1407" svg:viewBox="0 0 623 1408">
            <text:p/>
          </draw:connector>
          <draw:frame draw:style-name="gr26" draw:text-style-name="P6" xml:id="id15" draw:id="id15" draw:layer="layout" svg:width="1.069cm" svg:height="0.357cm" svg:x="4.9cm" svg:y="7.691cm">
            <draw:text-box>
              <text:p><text:span text:style-name="T3">day_ref</text:span></text:p>
            </draw:text-box>
          </draw:frame>
          <draw:frame draw:style-name="gr35" draw:text-style-name="P1" draw:layer="layout" svg:width="0.929cm" svg:height="0.357cm" svg:x="4.229cm" svg:y="3.484cm">
            <draw:text-box>
              <text:p>caldyn</text:p>
            </draw:text-box>
          </draw:frame>
          <draw:custom-shape draw:style-name="gr36" draw:text-style-name="P4" draw:layer="layout" svg:width="1.41cm" svg:height="0.499cm" svg:x="3.99cm" svg:y="3.88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xml:id="id16" draw:id="id16" draw:layer="layout" svg:width="1.018cm" svg:height="0.357cm" svg:x="4.2cm" svg:y="3.884cm">
            <draw:text-box>
              <text:p><text:span text:style-name="T3">day_ini</text:span></text:p>
            </draw:text-box>
          </draw:frame>
          <draw:connector draw:style-name="gr16" draw:text-style-name="P4" draw:layer="layout" draw:type="curve" svg:x1="6.704cm" svg:y1="3.24cm" svg:x2="5.218cm" svg:y2="4.062cm" draw:start-shape="id3" draw:start-glue-point="2" draw:end-shape="id16" draw:end-glue-point="1" svg:d="M6704 3240c0 548-495 822-1486 822" svg:viewBox="0 0 1487 823">
            <text:p/>
          </draw:connector>
          <draw:connector draw:style-name="gr21" draw:text-style-name="P4" draw:layer="layout" draw:type="curve" svg:x1="1.359cm" svg:y1="5.878cm" svg:x2="0.8cm" svg:y2="2.059cm" draw:start-shape="id17" draw:start-glue-point="3" draw:end-shape="id6" draw:end-glue-point="3" svg:d="M1359 5878c-1605 0-1325-3819-559-3819" svg:viewBox="0 0 1173 3820">
            <text:p/>
          </draw:connector>
          <draw:frame draw:style-name="gr37" draw:text-style-name="P5" xml:id="id17" draw:id="id17" draw:layer="layout" svg:width="0.866cm" svg:height="0.357cm" svg:x="1.359cm" svg:y="5.7cm">
            <draw:text-box>
              <text:p><text:span text:style-name="T2">t</text:span><text:span text:style-name="T2">e</text:span><text:span text:style-name="T2">m</text:span><text:span text:style-name="T2">p</text:span><text:span text:style-name="T2">s</text:span></text:p>
            </draw:text-box>
          </draw:frame>
          <draw:frame draw:style-name="gr35" draw:text-style-name="P1" draw:layer="layout" svg:width="1.34cm" svg:height="0.357cm" svg:x="4.029cm" svg:y="4.684cm">
            <draw:text-box>
              <text:p>init_iophy</text:p>
            </draw:text-box>
          </draw:frame>
          <draw:custom-shape draw:style-name="gr36" draw:text-style-name="P4" draw:layer="layout" svg:width="1.41cm" svg:height="0.499cm" svg:x="3.99cm" svg:y="5.08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xml:id="id18" draw:id="id18" draw:layer="layout" svg:width="1.018cm" svg:height="0.357cm" svg:x="4.2cm" svg:y="5.084cm">
            <draw:text-box>
              <text:p><text:span text:style-name="T3">day_ini</text:span></text:p>
            </draw:text-box>
          </draw:frame>
          <draw:connector draw:style-name="gr16" draw:text-style-name="P4" draw:layer="layout" draw:type="curve" svg:x1="6.704cm" svg:y1="3.24cm" svg:x2="5.218cm" svg:y2="5.262cm" draw:start-shape="id3" draw:start-glue-point="2" draw:end-shape="id18" draw:end-glue-point="1" svg:d="M6704 3240c0 1348-495 2022-1486 2022" svg:viewBox="0 0 1487 2023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21:13</meta:creation-date>
    <dc:title>data_flow</dc:title>
    <meta:editing-duration>PT4H2M1S</meta:editing-duration>
    <meta:editing-cycles>46</meta:editing-cycles>
    <meta:generator>LibreOffice/24.2.6.2$Linux_X86_64 LibreOffice_project/420$Build-2</meta:generator>
    <meta:initial-creator>GUEZ Lionel</meta:initial-creator>
    <dc:date>2024-12-02T08:28:31.742065334</dc:date>
    <meta:print-date>2024-12-02T08:24:47.242243655</meta:print-date>
    <meta:printed-by>PDF files</meta:printed-by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data_flow" xlink:href="../../../../../../../.config/libreoffice/3/user/template/data_flow.otg" meta:date="2015-02-12T16:21:12"/>
  </office:meta>
</office:document-meta>
</file>